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color="#000000" loext:opacity="100%" style:text-underline-style="none" officeooo:rsid="00097ead" officeooo:paragraph-rsid="00097ead"/>
    </style:style>
    <style:style style:name="P2" style:family="paragraph" style:parent-style-name="Standard">
      <style:paragraph-properties fo:text-align="center" style:justify-single-word="false"/>
      <style:text-properties fo:color="#c9211e" loext:opacity="100%" style:text-underline-style="solid" style:text-underline-width="auto" style:text-underline-color="font-color" officeooo:rsid="00097ead" officeooo:paragraph-rsid="00097ead"/>
    </style:style>
    <style:style style:name="P3" style:family="paragraph" style:parent-style-name="Standard">
      <style:paragraph-properties fo:text-align="start" style:justify-single-word="false"/>
      <style:text-properties fo:color="#c9211e" loext:opacity="100%" style:text-underline-style="solid" style:text-underline-width="auto" style:text-underline-color="font-color" officeooo:rsid="00097ead" officeooo:paragraph-rsid="00097ead"/>
    </style:style>
    <style:style style:name="P4" style:family="paragraph" style:parent-style-name="Standard">
      <style:paragraph-properties fo:text-align="start" style:justify-single-word="false"/>
      <style:text-properties fo:color="#c9211e" loext:opacity="100%" style:text-underline-style="solid" style:text-underline-width="auto" style:text-underline-color="font-color" officeooo:rsid="000b1ff3" officeooo:paragraph-rsid="000b1ff3"/>
    </style:style>
    <style:style style:name="P5" style:family="paragraph" style:parent-style-name="Standard">
      <style:paragraph-properties fo:text-align="center" style:justify-single-word="false"/>
      <style:text-properties fo:color="#c9211e" loext:opacity="100%" style:text-underline-style="none" officeooo:rsid="00097ead" officeooo:paragraph-rsid="00097ead"/>
    </style:style>
    <style:style style:name="P6" style:family="paragraph" style:parent-style-name="Standard">
      <style:paragraph-properties fo:text-align="start" style:justify-single-word="false"/>
      <style:text-properties officeooo:paragraph-rsid="00097ead"/>
    </style:style>
    <style:style style:name="P7" style:family="paragraph" style:parent-style-name="Standard">
      <style:paragraph-properties fo:text-align="start" style:justify-single-word="false"/>
      <style:text-properties officeooo:paragraph-rsid="000b1ff3"/>
    </style:style>
    <style:style style:name="P8" style:family="paragraph" style:parent-style-name="Standard">
      <style:paragraph-properties fo:text-align="start" style:justify-single-word="false"/>
      <style:text-properties fo:color="#c9211e" loext:opacity="100%" style:text-underline-style="solid" style:text-underline-width="auto" style:text-underline-color="font-color" officeooo:rsid="000b1ff3" officeooo:paragraph-rsid="000b1ff3"/>
    </style:style>
    <style:style style:name="P9" style:family="paragraph" style:parent-style-name="Standard">
      <style:paragraph-properties fo:text-align="start" style:justify-single-word="false"/>
      <style:text-properties fo:color="#c9211e" loext:opacity="100%" style:text-underline-style="solid" style:text-underline-width="auto" style:text-underline-color="font-color" officeooo:rsid="000c4250" officeooo:paragraph-rsid="000c4250"/>
    </style:style>
    <style:style style:name="P10" style:family="paragraph" style:parent-style-name="Standard">
      <style:paragraph-properties fo:text-align="start" style:justify-single-word="false"/>
      <style:text-properties officeooo:paragraph-rsid="000b1ff3"/>
    </style:style>
    <style:style style:name="P11" style:family="paragraph" style:parent-style-name="Standard">
      <style:paragraph-properties fo:text-align="start" style:justify-single-word="false"/>
      <style:text-properties officeooo:paragraph-rsid="00097ead"/>
    </style:style>
    <style:style style:name="P12" style:family="paragraph" style:parent-style-name="Standard">
      <style:paragraph-properties fo:text-align="start" style:justify-single-word="false"/>
      <style:text-properties officeooo:paragraph-rsid="000c4250"/>
    </style:style>
    <style:style style:name="P13" style:family="paragraph" style:parent-style-name="Standard">
      <style:paragraph-properties fo:text-align="start" style:justify-single-word="false"/>
      <style:text-properties fo:color="#000000" loext:opacity="100%" style:text-underline-style="none" officeooo:rsid="00097ead" officeooo:paragraph-rsid="00097ead"/>
    </style:style>
    <style:style style:name="T1" style:family="text">
      <style:text-properties fo:color="#c9211e" loext:opacity="100%" style:text-underline-style="solid" style:text-underline-width="auto" style:text-underline-color="font-color" officeooo:rsid="00097e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estions de cours – Niveau débutant – Esteban Grandet</text:p>
      <text:p text:style-name="P5"/>
      <text:p text:style-name="P6"><text:span text:style-name="T1">Séance 2.</text:span></text:p>
      <text:p text:style-name="P6"><text:span text:style-name="Strong_20_Emphasis"><text:span text:style-name="T1"/></text:span></text:p>
      <text:p text:style-name="Text_20_body"><text:tab/>La géographie entretient un rapport complexe avec les statistiques. Discipline longtemps centrée sur la description qualitative, elle a souvent négligé les méthodes mathématiques, malgré le fait qu’elle produise et manipule des données massives. Cette ambivalence provient de la rencontre entre la rigueur mathématique et le langage souple des sciences humaines. Pourtant, certaines branches comme l’analyse spatiale ont cherché à structurer la géographie comme une science capable de formuler des modèles, tandis que l’absence de formation mathématique dans les cursus français a contribué à maintenir une distance persistante. Aujourd’hui, aucune approche géographique ne peut se passer de méthodes statistiques, qui sont essentielles pour comprendre les phénomènes complexes dans leur dimension globale et multiscalaire.</text:p>
      <text:p text:style-name="Text_20_body"><text:tab/>La question du hasard occupe une place centrale. Plusieurs positions existent : le déterminisme strict, défendu par Laplace, considère que toute cause est explicable et que le hasard n’est qu’apparence ; une seconde position admet l’existence du hasard comme cause provisoirement inconnue mais potentiellement explicable grâce aux progrès futurs de la connaissance. Dans les modèles, on distingue hasard bénin et hasard sauvage. En géographie, les lois de probabilité les plus courantes sont la loi normale et la loi de Pareto, bien que d’autres puissent exister. Le document rappelle que le hasard dépend aussi de l’échelle d’observation : s’il est impossible de prévoir le comportement individuel des acteurs, il est possible de dégager des tendances globales. Le hasard est donc un outil conceptuel permettant de formuler des probabilités sur des phénomènes collectifs, sans empêcher les écarts locaux.</text:p>
      <text:p text:style-name="Text_20_body"><text:tab/>L’information géographique se décompose en deux grands types. Le premier concerne les caractéristiques attribuées à une unité spatiale (population, données sociales ou économiques, températures, précipitations, etc.). Ce sont les données dites <text:span text:style-name="Emphasis">attributaires</text:span>. Le second type concerne la morphologie même des objets géographiques : formes, limites, géométrie, c’est-à-dire les données <text:span text:style-name="Emphasis">géométriques</text:span> d’un S.I.G. L’analyse statistique concerne principalement le premier type, même si la structure spatiale peut aussi faire l’objet d’une étude quantitative.</text:p>
      <text:p text:style-name="Text_20_body"><text:tab/>Pour analyser les données, la géographie a besoin d’une démarche statistique en trois temps : produire ou collecter des données fiables, les décrire, puis les interpréter. La production nécessite l’usage de nomenclatures et de métadonnées permettant de définir les concepts, les lieux, les dates ou encore les méthodes d’observation. L’analyse des données repose ensuite sur les probabilités et sur les statistiques, qui permettent d’étudier la structure interne d’un jeu de données. La statistique descriptive a pour objectif de résumer les distributions observées au moyen de paramètres numériques (moyenne, médiane, variance, etc.), de graphiques ou de tableaux. Elle prépare les comparaisons et les prédictions. La statistique explicative, elle, cherche à ajuster un modèle reliant une variable à expliquer à plusieurs variables explicatives, par exemple via la régression ou l’analyse de variance.</text:p>
      <text:p text:style-name="Text_20_body"><text:tab/>Les visualisations mobilisées en géographie dépendent du type de variable. Pour les variables qualitatives, on utilise les diagrammes en secteurs ; pour les variables quantitatives continues, les histogrammes, les polygones de fréquence, les courbes cumulatives ou les boîtes à moustaches. Le choix dépend du type de données, du caractère qualitatif ou quantitatif et de la nécessité de représenter des distributions, des comparaisons ou des relations.</text:p>
      <text:p text:style-name="Text_20_body"><text:soft-page-break/><text:tab/>Les méthodes d’analyse de données se répartissent en trois catégories : descriptives, explicatives et prédictives. Les méthodes descriptives comprennent l’analyse factorielle en composantes principales (ACP) pour les variables quantitatives, l’analyse factorielle des correspondances (AFC) pour deux variables qualitatives et l’analyse des correspondances multiples (ACM) pour plus de deux. Elles incluent aussi les classifications, comme la classification ascendante hiérarchique (CAH). Les méthodes explicatives rassemblent notamment les régressions (simple, multiple), l’analyse discriminante, la régression logistique ou encore l’analyse de variance. Les méthodes de prévision s’appliquent aux séries chronologiques, où la valeur présente dépend des valeurs passées.</text:p>
      <text:p text:style-name="Text_20_body"><text:tab/>Le vocabulaire statistique est fondamental. Une <text:span text:style-name="Emphasis">population statistique</text:span> est un ensemble d’éléments, spatiaux ou non, sur lesquels porte l’étude. L’<text:span text:style-name="Emphasis">individu statistique</text:span> est un élément de cette population, parfois lui-même composé d’unités plus petites. Les <text:span text:style-name="Emphasis">caractères</text:span> ou <text:span text:style-name="Emphasis">variables statistiques</text:span> sont les caractéristiques mesurées sur chaque individu. Les <text:span text:style-name="Emphasis">modalités</text:span> sont les valeurs prises par ces caractères ; elles doivent être exclusives et exhaustives. Les caractères peuvent être qualitatifs (nominal ou ordinal) ou quantitatifs (discret ou continu). Il n’existe pas de hiérarchie conceptuelle entre ces types, mais ils n’autorisent pas les mêmes traitements statistiques. Les variables quantitatives peuvent être discrétisées en classes, chacune définie par une amplitude (longueur de l’intervalle) et une densité (effectif divisé par l’amplitude).</text:p>
      <text:p text:style-name="Text_20_body"><text:tab/>Les formules de Sturges et de Yule servent à déterminer un nombre de classes adapté pour une discrétisation : ni trop élevé, ni trop faible, afin d’éviter la perte d’information. L’amplitude des classes peut alors être calculée comme l’étendue de la série divisée par ce nombre de classes.</text:p>
      <text:p text:style-name="Text_20_body"><text:tab/>Enfin, l’effectif correspond au nombre d’individus appartenant à une modalité donnée. La fréquence est le rapport entre l’effectif d’une modalité et l’effectif total. Les fréquences cumulées additionnent les fréquences des modalités inférieures ou égales à une valeur. L’ensemble des fréquences forme une distribution statistique empirique, indispensable pour identifier la loi de probabilité qui convient aux données et pour construire une interprétation synthétique du phénomène étudié.</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3"><text:soft-page-break/>Séance 3.</text:p>
      <text:p text:style-name="P6"><text:span text:style-name="Strong_20_Emphasis"/></text:p>
      <text:p text:style-name="Text_20_body"><text:tab/>L’étude des paramètres statistiques élémentaires repose d’abord sur la distinction entre les types de caractères. D’un point de vue général, le caractère quantitatif est plus englobant que le caractère qualitatif, car il permet non seulement de classer des individus mais aussi de mesurer des valeurs, de réaliser des opérations algébriques et d’associer des lois de probabilité. Le caractère qualitatif, lui, ne donne accès qu’à des catégories ou des modalités sans dimension métrique ; il échappe donc aux tests paramétriques et aux paramètres de dispersion évolués. Dans ce sens, le caractère quantitatif constitue une généralisation puisqu’il inclut, en plus de la description, une capacité de mesure indispensable au calcul des paramètres.</text:p>
      <text:p text:style-name="Text_20_body"><text:tab/>Parmi les caractères quantitatifs, on distingue les variables discrètes et les variables continues. Les premières correspondent à des valeurs isolées, souvent issues d’un comptage (xn), tandis que les secondes prennent leurs valeurs dans un intervalle réel. Cette distinction est essentielle car une variable continue peut être décrite par une densité et modélisée par une intégrale, alors qu’une variable discrète utilise des sommes. Elle conditionne également le choix des outils : quantiles, histogrammes, intégrales pour les continues ; effectifs et fréquences pour les discrètes.</text:p>
      <text:p text:style-name="Text_20_body"><text:tab/>Les paramètres de position offrent plusieurs façons de résumer une distribution. La multiplicité des moyennes (arithmétique, géométrique, harmonique, quadratique, mobile ou fonctionnelle) s’explique par leur adaptation à des contextes mathématiques différents. Par exemple, la moyenne arithmétique rend compte de la somme des valeurs, la moyenne harmonique est pertinente en présence de rapports ou de vitesses, tandis que la moyenne géométrique convient aux produits. La médiane, quant à elle, est indispensable parce qu’elle résume correctement des distributions dissymétriques et n’est pas influencée par les valeurs extrêmes. Elle découpe la population en deux parties équiprobables, ce qui en fait un indicateur robuste. Le mode ne peut être calculé que lorsque la distribution présente une valeur dominante, c’est-à-dire une modalité ou une classe possédant l’effectif ou la densité la plus élevée.</text:p>
      <text:p text:style-name="Text_20_body"><text:tab/>Les paramètres de concentration, tels que la médiale et l’indice de C. Gini, permettent d’apprécier la répartition interne d’une variable. La médiale partage non plus l’effectif, mais la masse totale de la variable : c’est la valeur telle que 50 % de la somme des valeurs globales lui est inférieure. L’indice de concentration, obtenu en comparant médiane et médiale, permet de mesurer si la distribution est égalitaire ou inégalitaire. Une différence forte entre les deux indique une concentration élevée ; leur proximité, au contraire, signale une faible concentration.</text:p>
      <text:p text:style-name="Text_20_body"><text:tab/>Les paramètres de dispersion permettent de caractériser l’hétérogénéité des données. La variance est un indicateur fondamental car elle tient compte de toutes les valeurs et mesure la dispersion autour de la moyenne via les carrés des écarts. Elle est préférable à la simple moyenne des écarts car l’utilisation des carrés offre des propriétés algébriques utiles. Toutefois, pour revenir à l’unité d’origine, on préfère parfois l’écart type, qui est la racine carrée de la variance. L’étendue est utilisée pour mesurer la dispersion à partir des valeurs extrêmes ; elle est simple mais dépend uniquement des minima et maxima, ce qui la rend moins informative lorsque la série est grande. Les quantiles — déciles, quartiles, centiles — divisent la distribution en parties égales. Ils servent à analyser la position relative d’individus ou d’ensembles. Les quartiles, en particulier, sont très utilisés car l’écart interquartile représente la dispersion centrale de 50 % des données. La boîte de dispersion (ou boîte à moustaches) permet de visualiser en un seul graphique les quartiles, la <text:soft-page-break/>médiane et les valeurs extrêmes. Elle facilite la comparaison entre séries et met en évidence la symétrie, les étendues locales et les valeurs atypiques.</text:p>
      <text:p text:style-name="Text_20_body"><text:tab/>Les paramètres de forme caractérisent la structure d’une distribution au-delà de sa simple dispersion. Les moments centrés et les moments absolus permettent d’étudier respectivement la dispersion autour de la moyenne (en tenant compte du signe ou non). Les moments centrés d’ordre 2, 3 et 4 donnent accès respectivement à la variance, à la dissymétrie et à l’aplatissement. Les moments absolus permettent quant à eux de mesurer des écarts indépendamment de la direction et sont utiles lorsque la variabilité relative importe davantage que la position. La symétrie d’une distribution est un élément essentiel à vérifier : une distribution est symétrique lorsque son moment centré d’ordre 3 est nul. Le coefficient β₁ mesure l’asymétrie : s’il est positif, la distribution est étalée vers la droite ; s’il est négatif, vers la gauche ; s’il est nul, elle est symétrique. Le coefficient β₂ mesure l’aplatissement : positif pour une distribution platicurtique, négatif pour une distribution leptocurtique, et nul pour une distribution mésocurtique, comme la loi normale.</text:p>
      <text:p text:style-name="Text_20_body"><text:tab/>En somme, l’ensemble des paramètres statistiques élémentaires — position, concentration, dispersion et forme — permet de caractériser complètement une distribution en décrivant sa valeur centrale, son étalement, sa structure interne et sa forme générale. Ils sont indispensables pour comprendre le comportement global d’une variable et pour préparer toute analyse statistique plus avancé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Séance 4.</text:p>
      <text:p text:style-name="P7"><text:span text:style-name="Strong_20_Emphasis"/></text:p>
      <text:p text:style-name="Text_20_body"><text:tab/>Dans l’analyse statistique telle qu’elle est présentée dans le document, le choix entre une distribution discrète et une distribution continue dépend directement des exigences des outils mobilisés. En effet, la séance consacrée à la covariance, à la corrélation et à l’ajustement linéaire indique que ces méthodes reposent sur le traitement de variables quantitatives permettant le calcul d’espérances, de variances et de covariances. De ce fait, le critère essentiel devient la nature de l’opération mathématique requise : dès lors que l’on souhaite mesurer une covariation, établir une droite d’ajustement ou évaluer une liaison linéaire, il est nécessaire que les variables puissent être manipulées algébriquement, ce qui suppose qu’elles soient numériques. Ainsi, même si le document ne distingue pas explicitement variables discrètes et continues, il impose que les variables utilisées soient suffisamment régulières pour autoriser les calculs de covariance et de corrélation, ce qui oriente l’analyse vers des variables continues ou, à défaut, vers des variables discrètes prenant un nombre suffisamment élevé de modalités pour que l’approximation soit pertinente.</text:p>
      <text:p text:style-name="Text_20_body"><text:tab/>L’important n’est donc pas le type de variable en soi, mais la capacité qu’elle offre pour construire des paramètres de liaison. Une variable strictement catégorielle, même discrète, ne peut pas entrer dans le calcul d’une covariance ; en revanche, une variable discrète numérique peut être intégrée si elle permet d’évaluer l’écart à la moyenne. Dans la logique du document, le critère fondamental consiste ainsi à choisir une distribution compatible avec la covariance σ(X, Y), avec la corrélation linéaire r et avec la construction d’une droite de régression. Le caractère discret ou continu n’est donc qu’un enjeu secondaire par rapport à l’exigence première : disposer de variables quantitatives mesurables.</text:p>
      <text:p text:style-name="Text_20_body"><text:tab/>Concernant les lois les plus utilisées en géographie, le document ne présente aucune loi de probabilité particulière : ni loi normale, ni loi log-normale, ni loi de Pareto ne sont évoquées. La séance est exclusivement consacrée au comportement conjoint de deux variables à travers leur covariation, au coefficient de Bravais-Pearson et à la régression. Ainsi, à partir de cette source seule, il est impossible d’identifier des lois statistiques privilégiées. Ce que montre en revanche le document, c’est que la géographie quantitative s’appuie fortement sur l’étude de relations linéaires, sur l’idée de variance expliquée et sur la décomposition de la variabilité d’un phénomène à partir de la covariance.</text:p>
      <text:p text:style-name="Text_20_body"><text:tab/>Dans ce cadre, la structure des distributions intervient uniquement à travers leur capacité à produire une dispersion mesurable autour de la moyenne et à offrir une relation suffisamment stable pour permettre l’ajustement d’un modèle linéaire. La seule nécessité implicite est que les distributions permettent la définition d’un moment d’ordre 2 (variance) et d’un moment croisé (covariance). La séance ne va pas au-delà : aucune loi n’est citée et aucune préférence disciplinaire n’est mentionnée. La géographie, telle qu’elle apparaît dans le document, se fonde donc moins sur une forme particulière de distribution que sur la possibilité de mettre en relation deux variables et de quantifier la force et le sens de leur liaison.</text:p>
      <text:p text:style-name="Text_20_body"><text:tab/>En somme, dans les limites strictes du document, le choix entre variables discrètes ou continues se justifie uniquement par leur compatibilité avec les outils de covariance et de corrélation, tandis que les « lois les plus utilisées » ne peuvent être identifiées, car la séance ne traite ni de lois de probabilité ni de distributions théoriques. Ce qu’elle met en lumière, en revanche, est le rôle central que jouent les relations linéaires dans l’analyse statistique des phénomènes géographiques.</text:p>
      <text:p text:style-name="P4"><text:soft-page-break/>Séance 5.</text:p>
      <text:p text:style-name="P7"/>
      <text:p text:style-name="Text_20_body"><text:tab/>La statistique inférentielle vise à tirer des conclusions sur une population dite « population mère » à partir de l’étude d’un sous-ensemble de cette population, appelé échantillon. L’échantillonnage correspond précisément à l’opération consistant à prélever une partie de la population mère afin d’en estimer les caractéristiques. L’étude exhaustive de l’ensemble de la population est en effet souvent impossible ou trop coûteuse, notamment lorsque la population est très grande ou difficilement accessible. L’échantillonnage permet ainsi d’obtenir des résultats fiables tout en tenant compte des contraintes pratiques. Les méthodes d’échantillonnage se divisent en méthodes aléatoires et non aléatoires. Les méthodes aléatoires reposent sur un tirage au sort, garantissant que chaque individu a la même probabilité d’être sélectionné, ce qui permet de limiter les biais. On distingue notamment le tirage avec remise et le tirage sans remise. Les méthodes non aléatoires, telles que l’échantillonnage systématique ou la méthode des quotas, cherchent à constituer un modèle réduit de la population mère en respectant certaines proportions connues. Le choix d’une méthode dépend du contexte de l’étude, de la disponibilité d’une base de sondage, du coût et du niveau de précision recherché. Un petit échantillon représentatif est toujours préférable à un grand échantillon biaisé.</text:p>
      <text:p text:style-name="Text_20_body"><text:tab/>Dans ce cadre, la théorie de l’estimation joue un rôle central. Un estimateur est une variable aléatoire, fonction des données observées, construite dans le but d’approcher un paramètre inconnu de la population, comme la moyenne, la variance ou une proportion. L’estimation correspond quant à elle à la valeur numérique prise par cet estimateur lorsque l’on observe un échantillon donné. Ainsi, la moyenne empirique d’un échantillon est un estimateur de la moyenne de la population, tandis que sa valeur calculée constitue une estimation. Les estimateurs sont soumis aux fluctuations d’échantillonnage, ce qui implique qu’ils varient d’un échantillon à l’autre.</text:p>
      <text:p text:style-name="Text_20_body"><text:tab/>Il est essentiel de distinguer l’intervalle de fluctuation de l’intervalle de confiance. L’intervalle de fluctuation suppose que la proportion théorique de la population est connue et permet de déterminer, pour un effectif donné, l’intervalle dans lequel une fréquence observée a une forte probabilité de se situer. Il s’agit donc d’un outil de décision permettant d’évaluer si une observation est compatible avec un modèle théorique. L’intervalle de confiance, au contraire, est utilisé lorsque le paramètre de la population est inconnu. Il encadre ce paramètre à partir d’une estimation issue de l’échantillon, en tenant compte de l’erreur d’estimation et d’un niveau de risque fixé.</text:p>
      <text:p text:style-name="Text_20_body"><text:tab/>La notion de biais est fondamentale en théorie de l’estimation. Le biais d’un estimateur correspond à la différence entre l’espérance mathématique de cet estimateur et la valeur réelle du paramètre à estimer. Un estimateur est dit sans biais lorsque cette différence est nulle. Dans le cas contraire, on parle d’erreur systématique, car l’estimateur varie autour d’une valeur différente du paramètre réel. Certains estimateurs peuvent être biaisés mais devenir asymptotiquement sans biais lorsque la taille de l’échantillon augmente.</text:p>
      <text:p text:style-name="Text_20_body"><text:tab/>Lorsque l’on travaille sur l’ensemble de la population, on parle de recensement ou d’enquête exhaustive. Toutefois, le document souligne qu’en pratique, la population étudiée est presque toujours considérée comme un échantillon, ce qui met en évidence les limites même des données très abondantes. Cette remarque permet de faire le lien avec la notion de données massives, dans la mesure où la taille importante des données ne supprime pas nécessairement les problèmes liés à la représentativité, à l’erreur ou au biais.</text:p>
      <text:p text:style-name="Text_20_body"><text:soft-page-break/><text:tab/>Le choix d’un estimateur constitue un enjeu majeur de la statistique inférentielle. Un bon estimateur doit être sans biais, convergent et, si possible, de variance minimale. La précision d’un estimateur est mesurée par l’erreur quadratique moyenne, qui combine le biais et la variance. Il ne suffit donc pas qu’un estimateur soit sans biais : sa dispersion doit également être faible. Parmi plusieurs estimateurs possibles d’un même paramètre, on privilégiera celui qui minimise l’erreur quadratique moyenne.</text:p>
      <text:p text:style-name="Text_20_body"><text:tab/>Les méthodes d’estimation d’un paramètre reposent sur l’utilisation de statistiques issues de l’échantillon, comme la moyenne, la variance ou la proportion. La sélection d’une méthode d’estimation dépend de la nature de la variable étudiée, des propriétés recherchées pour l’estimateur et de l’information disponible sur la loi de la population. La recherche du meilleur estimateur peut également s’appuyer sur la notion de statistique exhaustive, qui concentre toute l’information pertinente sur le paramètre étudié, ainsi que sur l’information de Fisher et les résultats théoriques encadrant la variance minimale des estimateurs sans biais.</text:p>
      <text:p text:style-name="Text_20_body"><text:tab/>Les tests statistiques s’inscrivent pleinement dans la logique de la statistique inférentielle. Ils servent à prendre des décisions à partir des données, en évaluant la compatibilité entre une hypothèse portant sur la population et les observations issues d’un échantillon. Ils reposent sur la connaissance des distributions d’échantillonnage et sur la prise en compte d’un risque d’erreur fixé à l’avance. La construction d’un test nécessite la définition d’un modèle probabiliste, d’une statistique de test et d’une règle de décision.</text:p>
      <text:p text:style-name="Text_20_body"><text:tab/>Enfin, les critiques adressées à la statistique inférentielle trouvent leur origine dans les limites inhérentes à l’échantillonnage et à l’incertitude. Les résultats sont toujours affectés par des fluctuations d’échantillonnage, des marges d’erreur et des risques de biais. La statistique inférentielle ne fournit donc jamais de certitudes absolues, mais des estimations et des décisions probabilistes. Ces limites ne constituent toutefois pas une faiblesse en soi : elles soulignent au contraire la nécessité d’une démarche rigoureuse, consciente des hypothèses et des incertitudes, afin de produire des conclusions aussi fiables que possibl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Séance 6.</text:p>
      <text:p text:style-name="P12"/>
      <text:p text:style-name="Text_20_body"><text:tab/>La statistique d’ordre, également appelée statistique ordinale, constitue un champ fondamental de l’analyse statistique en géographie, en particulier en géographie humaine. Elle s’applique à des variables qualitatives ordinales, c’est-à-dire des variables catégorielles pour lesquelles il existe un ordre entre les modalités. Contrairement aux statistiques nominales, qui portent sur des catégories sans hiérarchie ni relation d’ordre, la statistique ordinale repose sur le classement des observations selon une relation croissante ou décroissante. Elle s’oppose ainsi à la statistique catégorielle nominale, dans laquelle les catégories sont simplement distinctes mais non ordonnées. En utilisant des rangs plutôt que des valeurs numériques absolues, la statistique ordinale permet de comparer des objets géographiques, des territoires ou des individus, et de matérialiser des hiérarchies spatiales, par exemple entre villes, régions ou entités géographiques. Ces hiérarchies rendent compte de dynamiques de domination, de stagnation ou de déclassement au sein des espaces étudiés.</text:p>
      <text:p text:style-name="Text_20_body"><text:tab/>Dans les classifications issues de la statistique d’ordre, l’ordre à privilégier est l’ordre croissant, également appelé ordre naturel. Cet ordre facilite l’interprétation des données et constitue la référence générale en statistique d’ordre. Il existe toutefois des exceptions en géographie, comme la loi rang-taille, mais le principe général demeure l’ordination croissante des observations. L’ordonnancement permet notamment d’identifier les valeurs aberrantes, qu’elles soient exceptionnellement élevées ou faibles, et d’étudier des propriétés spécifiques comme la valeur maximale d’une série d’observations. Une série ordonnée se présente sous la forme d’une suite de statistiques d’ordre allant de la plus petite valeur observée à la plus grande.</text:p>
      <text:p text:style-name="Text_20_body"><text:tab/>La corrélation des rangs et la concordance des classements répondent à des objectifs proches mais distincts. La corrélation des rangs vise à mesurer le degré de liaison entre deux classements portant sur les mêmes objets, afin de déterminer s’ils sont indépendants, similaires ou opposés. Elle s’intéresse donc à la relation statistique entre deux variables ordinales. La concordance des classements, quant à elle, cherche à évaluer le degré d’accord global entre plusieurs classements, en mesurant dans quelle mesure les rangs attribués aux objets sont cohérents entre eux. Alors que la corrélation des rangs compare deux classements à la fois, la concordance peut être généralisée à plusieurs classements simultanément, ce qui permet d’étudier des situations plus complexes impliquant plusieurs critères.</text:p>
      <text:p text:style-name="Text_20_body"><text:tab/>Les tests de Spearman et de Kendall sont deux outils majeurs de la corrélation des rangs. Le test de Spearman repose sur le coefficient de corrélation des rangs noté rs, qui est une adaptation du coefficient de corrélation classique à des données ordinales. Il s’appuie sur les différences entre les rangs attribués à chaque objet dans les deux classements comparés. Lorsque rs vaut 1, les classements sont identiques ; lorsqu’il vaut −1, ils sont parfaitement inverses ; lorsqu’il est nul, les classements sont indépendants. Le test de Spearman suppose que les rangs soient des permutations équiprobables et qu’il n’existe pas de rangs ex æquo, sauf à appliquer une correction spécifique. Pour des effectifs suffisamment grands, la distribution de rs peut être approchée par une loi normale, ce qui permet la construction d’intervalles de confiance.</text:p>
      <text:p text:style-name="Text_20_body"><text:tab/>Le test de Kendall repose sur une logique différente. Il s’appuie sur le dénombrement des paires concordantes et discordantes entre deux classements. Une paire est dite concordante lorsque l’ordre relatif des deux objets est le même dans les deux classements, et discordante lorsqu’il est inversé. Le coefficient τ de Kendall correspond au rapport entre la différence des concordances et <text:soft-page-break/>discordances et leur somme totale. Comme pour Spearman, τ varie entre −1 et +1, traduisant respectivement une inversion parfaite, une indépendance ou une concordance parfaite des classements. L’un des avantages du coefficient de Kendall est sa capacité à être généralisé à plusieurs classements, ce qui conduit au coefficient W de Kendall, utilisé pour mesurer la concordance de p classements portant sur les mêmes individus.</text:p>
      <text:p text:style-name="Text_20_body"><text:tab/>Les coefficients de Goodman-Kruskal et de Yule sont des mesures d’association adaptées aux données ordinales ou catégorielles. Le coefficient Γ de Goodman-Kruskal repose également sur la comparaison entre le nombre de paires concordantes et discordantes. Il mesure le surplus relatif de concordances et s’interprète de manière similaire aux coefficients de corrélation des rangs, en variant entre −1 et +1. Toutefois, il peut être nul même en l’absence d’indépendance statistique, ce qui impose une interprétation prudente. Le coefficient Q d’association de Yule constitue un cas particulier du coefficient de Goodman-Kruskal, appliqué spécifiquement aux tableaux de contingence de dimension 2 × 2. Il mesure l’intensité et le sens de l’association entre deux variables dichotomiques, en s’appuyant sur les fréquences observées. Comme Γ, il varie entre −1 et +1 et permet de qualifier une association négative, nulle ou positive parfaite.</text:p>
      <text:p text:style-name="Text_20_body"><text:tab/>Ainsi, la statistique d’ordre fournit un ensemble cohérent d’outils permettant de classer, comparer et analyser des variables qualitatives ordonnées. Elle joue un rôle central dans l’étude des hiérarchies spatiales et sociales, en proposant des méthodes rigoureuses pour évaluer la similarité, la concordance ou l’association entre différents classements.</text:p>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2-11T10:44:12.934000000</meta:creation-date>
    <dc:date>2025-12-14T12:40:59.310000000</dc:date>
    <meta:editing-duration>PT52M28S</meta:editing-duration>
    <meta:editing-cycles>4</meta:editing-cycles>
    <meta:generator>sFree_Office_for_Docs_and_PDF/7.4.2.3$Windows_X86_64 LibreOffice_project/382eef1f22670f7f4118c8c2dd222ec7ad009daf</meta:generator>
    <meta:document-statistic meta:table-count="0" meta:image-count="0" meta:object-count="0" meta:page-count="9" meta:paragraph-count="43" meta:word-count="3929" meta:character-count="27186" meta:non-whitespace-character-count="23259"/>
  </office:meta>
</office:document-meta>
</file>